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askID</text:p>
          </table:table-cell>
          <table:table-cell office:value-type="string">
            <text:p>Task</text:p>
          </table:table-cell>
          <table:table-cell office:value-type="string">
            <text:p>Resource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Best</text:p>
          </table:table-cell>
          <table:table-cell office:value-type="string">
            <text:p>Game Area</text:p>
          </table:table-cell>
          <table:table-cell office:value-type="string">
            <text:p>Dependenc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reate PostSeasonSchedule interface</text:p>
          </table:table-cell>
          <table:table-cell office:value-type="string">
            <text:p>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mplement C game-flow logic.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Import1" table:target-range-address="Sheet1.A3:Sheet1.H5">
          <table:database-source-sql table:database-name="Tasks" table:sql-statement="SELECT * FROM &quot;TalkDefinition&quot;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2">09/22/2009</text:date>, <text:time>16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y Banks</meta:initial-creator>
    <meta:creation-date>2009-09-22T15:48:48.42</meta:creation-date>
    <dc:date>2009-09-22T16:06:22.03</dc:date>
    <dc:creator>Toby Banks</dc:creator>
    <meta:editing-duration>PT00H17M34S</meta:editing-duration>
    <meta:editing-cycles>1</meta:editing-cycles>
    <meta:document-statistic meta:table-count="3" meta:cell-count="23" meta:object-count="0"/>
    <meta:generator>OpenOffice.org/3.0$Win32 OpenOffice.org_project/300m9$Build-9358</meta:generator>
  </office:meta>
</office:document-meta>
</file>